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row table:style-name="ro1">
          <table:table-cell table:style-name="ce1" office:value-type="string">
            <text:p>Vitamin generic</text:p>
            <text:p>descriptor name</text:p>
          </table:table-cell>
          <table:table-cell table:style-name="ce1" office:value-type="string">
            <text:p><text:a xlink:href="https://en.wikipedia.org/wiki/Vitamer" xlink:type="simple">Vitamer</text:a>chemical name(s) (list not complete)</text:p>
          </table:table-cell>
          <table:table-cell table:style-name="ce2" office:value-type="string">
            <text:p><text:a xlink:href="https://en.wikipedia.org/wiki/Solubility" xlink:type="simple">Solubility</text:a></text:p>
          </table:table-cell>
          <table:table-cell table:style-name="ce1" office:value-type="string">
            <text:p><text:a xlink:href="https://en.wikipedia.org/wiki/Reference_Daily_Intake" xlink:type="simple">Recommended dietary allowances</text:a></text:p>
            <text:p>(male, age 19–70)<text:a xlink:href="https://en.wikipedia.org/wiki/Vitamin#cite_note-RDA-6" xlink:type="simple">[6]</text:a></text:p>
          </table:table-cell>
          <table:table-cell table:style-name="ce1" office:value-type="string">
            <text:p>Deficiency disease</text:p>
          </table:table-cell>
          <table:table-cell table:style-name="ce1" office:value-type="string">
            <text:p>Upper Intake Level</text:p>
            <text:p>(UL/day)<text:a xlink:href="https://en.wikipedia.org/wiki/Vitamin#cite_note-RDA-6" xlink:type="simple">[6]</text:a></text:p>
          </table:table-cell>
          <table:table-cell table:style-name="ce1" office:value-type="string">
            <text:p>Overdose disease</text:p>
          </table:table-cell>
          <table:table-cell table:style-name="ce1" office:value-type="string">
            <text:p>Food sources</text:p>
          </table:table-cell>
        </table:table-row>
        <table:table-row table:style-name="ro2">
          <table:table-cell office:value-type="string">
            <text:p><text:a xlink:href="https://en.wikipedia.org/wiki/Vitamin_A" xlink:type="simple">Vitamin A</text:a></text:p>
          </table:table-cell>
          <table:table-cell office:value-type="string">
            <text:p><text:a xlink:href="https://en.wikipedia.org/wiki/Retinol" xlink:type="simple">Retinol</text:a>, <text:a xlink:href="https://en.wikipedia.org/wiki/Retinal" xlink:type="simple">retinal</text:a>, and</text:p>
            <text:p>four <text:a xlink:href="https://en.wikipedia.org/wiki/Carotenoid" xlink:type="simple">carotenoids</text:a></text:p>
            <text:p>including <text:a xlink:href="https://en.wikipedia.org/wiki/Beta_carotene" xlink:type="simple">beta carotene</text:a></text:p>
          </table:table-cell>
          <table:table-cell office:value-type="string">
            <text:p>Fat</text:p>
          </table:table-cell>
          <table:table-cell office:value-type="string">
            <text:p>900 µg</text:p>
          </table:table-cell>
          <table:table-cell office:value-type="string">
            <text:p><text:a xlink:href="https://en.wikipedia.org/wiki/Night-blindness" xlink:type="simple">Night-blindness</text:a>,<text:a xlink:href="https://en.wikipedia.org/wiki/Hyperkeratosis" xlink:type="simple">Hyperkeratosis</text:a>, and<text:a xlink:href="https://en.wikipedia.org/wiki/Keratomalacia" xlink:type="simple">Keratomalacia</text:a><text:a xlink:href="https://en.wikipedia.org/wiki/Vitamin#cite_note-GOVa-7" xlink:type="simple">[7]</text:a></text:p>
          </table:table-cell>
          <table:table-cell office:value-type="string">
            <text:p>3,000 µg</text:p>
          </table:table-cell>
          <table:table-cell office:value-type="string">
            <text:p><text:a xlink:href="https://en.wikipedia.org/wiki/Hypervitaminosis_A" xlink:type="simple">Hypervitaminosis A</text:a></text:p>
          </table:table-cell>
          <table:table-cell office:value-type="string">
            <text:p>Orange, ripe yellow fruits, leafy vegetables, carrots, pumpkin, squash, spinach, liver, soy milk, milk</text:p>
          </table:table-cell>
        </table:table-row>
        <table:table-row table:style-name="ro3">
          <table:table-cell office:value-type="string">
            <text:p><text:a xlink:href="https://en.wikipedia.org/wiki/Thiamine" xlink:type="simple">Vitamin B1</text:a></text:p>
          </table:table-cell>
          <table:table-cell office:value-type="string">
            <text:p><text:a xlink:href="https://en.wikipedia.org/wiki/Thiamine" xlink:type="simple">Thiamine</text:a></text:p>
          </table:table-cell>
          <table:table-cell office:value-type="string">
            <text:p>Water</text:p>
          </table:table-cell>
          <table:table-cell office:value-type="string">
            <text:p>1.2 mg</text:p>
          </table:table-cell>
          <table:table-cell office:value-type="string">
            <text:p><text:a xlink:href="https://en.wikipedia.org/wiki/Beriberi" xlink:type="simple">Beriberi</text:a>, <text:a xlink:href="https://en.wikipedia.org/wiki/Wernicke–Korsakoff_syndrome" xlink:type="simple">Wernicke-Korsakoff syndrome</text:a></text:p>
          </table:table-cell>
          <table:table-cell office:value-type="string">
            <text:p>N/D<text:a xlink:href="https://en.wikipedia.org/wiki/Vitamin#cite_note-8" xlink:type="simple">[8]</text:a></text:p>
          </table:table-cell>
          <table:table-cell office:value-type="string">
            <text:p>Drowsiness or muscle relaxation with large doses.<text:a xlink:href="https://en.wikipedia.org/wiki/Vitamin#cite_note-9" xlink:type="simple">[9]</text:a></text:p>
          </table:table-cell>
          <table:table-cell office:value-type="string">
            <text:p>Pork, oatmeal, brown rice, vegetables, potatoes, liver, eggs</text:p>
          </table:table-cell>
        </table:table-row>
        <table:table-row table:style-name="ro4">
          <table:table-cell office:value-type="string">
            <text:p><text:a xlink:href="https://en.wikipedia.org/wiki/Riboflavin" xlink:type="simple">Vitamin B2</text:a></text:p>
          </table:table-cell>
          <table:table-cell office:value-type="string">
            <text:p><text:a xlink:href="https://en.wikipedia.org/wiki/Riboflavin" xlink:type="simple">Riboflavin</text:a></text:p>
          </table:table-cell>
          <table:table-cell office:value-type="string">
            <text:p>Water</text:p>
          </table:table-cell>
          <table:table-cell office:value-type="string">
            <text:p>1.3 mg</text:p>
          </table:table-cell>
          <table:table-cell office:value-type="string">
            <text:p><text:a xlink:href="https://en.wikipedia.org/wiki/Ariboflavinosis" xlink:type="simple">Ariboflavinosis</text:a></text:p>
          </table:table-cell>
          <table:table-cell office:value-type="string">
            <text:p>N/D</text:p>
          </table:table-cell>
          <table:table-cell table:style-name="ce6"/>
          <table:table-cell office:value-type="string">
            <text:p>Dairy products, bananas, popcorn, green beans, asparagus</text:p>
          </table:table-cell>
        </table:table-row>
        <table:table-row table:style-name="ro3">
          <table:table-cell office:value-type="string">
            <text:p><text:a xlink:href="https://en.wikipedia.org/wiki/Niacin" xlink:type="simple">Vitamin B3</text:a></text:p>
          </table:table-cell>
          <table:table-cell office:value-type="string">
            <text:p><text:a xlink:href="https://en.wikipedia.org/wiki/Niacin" xlink:type="simple">Niacin</text:a>, <text:a xlink:href="https://en.wikipedia.org/wiki/Niacinamide" xlink:type="simple">niacinamide</text:a></text:p>
          </table:table-cell>
          <table:table-cell office:value-type="string">
            <text:p>Water</text:p>
          </table:table-cell>
          <table:table-cell office:value-type="string">
            <text:p>16.0 mg</text:p>
          </table:table-cell>
          <table:table-cell office:value-type="string">
            <text:p><text:a xlink:href="https://en.wikipedia.org/wiki/Pellagra" xlink:type="simple">Pellagra</text:a></text:p>
          </table:table-cell>
          <table:table-cell office:value-type="string">
            <text:p>35.0 mg</text:p>
          </table:table-cell>
          <table:table-cell office:value-type="string">
            <text:p><text:a xlink:href="https://en.wikipedia.org/wiki/Liver" xlink:type="simple">Liver</text:a> damage (doses &gt; 2g/day)<text:a xlink:href="https://en.wikipedia.org/wiki/Vitamin#cite_note-10" xlink:type="simple">[10]</text:a> and <text:a xlink:href="https://en.wikipedia.org/wiki/Niacin#Toxicity" xlink:type="simple">other problems</text:a></text:p>
          </table:table-cell>
          <table:table-cell office:value-type="string">
            <text:p>Meat, fish, eggs, many vegetables, mushrooms, tree nuts</text:p>
          </table:table-cell>
        </table:table-row>
        <table:table-row table:style-name="ro1">
          <table:table-cell office:value-type="string">
            <text:p><text:a xlink:href="https://en.wikipedia.org/wiki/Pantothenic_acid" xlink:type="simple">Vitamin B5</text:a></text:p>
          </table:table-cell>
          <table:table-cell office:value-type="string">
            <text:p><text:a xlink:href="https://en.wikipedia.org/wiki/Pantothenic_acid" xlink:type="simple">Pantothenic acid</text:a></text:p>
          </table:table-cell>
          <table:table-cell office:value-type="string">
            <text:p>Water</text:p>
          </table:table-cell>
          <table:table-cell table:style-name="ce3" office:value-type="string">
            <text:p>5.0 mg<text:a xlink:href="https://en.wikipedia.org/wiki/Vitamin#cite_note-11" xlink:type="simple">[11]</text:a></text:p>
          </table:table-cell>
          <table:table-cell office:value-type="string">
            <text:p><text:a xlink:href="https://en.wikipedia.org/wiki/Paresthesia" xlink:type="simple">Paresthesia</text:a></text:p>
          </table:table-cell>
          <table:table-cell office:value-type="string">
            <text:p>N/D</text:p>
          </table:table-cell>
          <table:table-cell office:value-type="string">
            <text:p>Diarrhea; possibly nausea and heartburn.<text:a xlink:href="https://en.wikipedia.org/wiki/Vitamin#cite_note-12" xlink:type="simple">[12]</text:a></text:p>
          </table:table-cell>
          <table:table-cell office:value-type="string">
            <text:p>Meat, broccoli, avocados</text:p>
          </table:table-cell>
        </table:table-row>
        <table:table-row table:style-name="ro4">
          <table:table-cell office:value-type="string">
            <text:p><text:a xlink:href="https://en.wikipedia.org/wiki/Vitamin_B6" xlink:type="simple">Vitamin B6</text:a></text:p>
          </table:table-cell>
          <table:table-cell office:value-type="string">
            <text:p><text:a xlink:href="https://en.wikipedia.org/wiki/Pyridoxine" xlink:type="simple">Pyridoxine</text:a>,<text:a xlink:href="https://en.wikipedia.org/wiki/Pyridoxamine" xlink:type="simple">pyridoxamine</text:a>,<text:a xlink:href="https://en.wikipedia.org/wiki/Pyridoxal" xlink:type="simple">pyridoxal</text:a></text:p>
          </table:table-cell>
          <table:table-cell office:value-type="string">
            <text:p>Water</text:p>
          </table:table-cell>
          <table:table-cell office:value-type="string">
            <text:p>1.3–1.7 mg</text:p>
          </table:table-cell>
          <table:table-cell office:value-type="string">
            <text:p><text:a xlink:href="https://en.wikipedia.org/wiki/Anemia" xlink:type="simple">Anemia</text:a><text:a xlink:href="https://en.wikipedia.org/wiki/Vitamin#cite_note-GOVb6-13" xlink:type="simple">[13]</text:a> <text:a xlink:href="https://en.wikipedia.org/wiki/Peripheral_neuropathy" xlink:type="simple">peripheral neuropathy</text:a>.</text:p>
          </table:table-cell>
          <table:table-cell office:value-type="string">
            <text:p>100 mg</text:p>
          </table:table-cell>
          <table:table-cell office:value-type="string">
            <text:p>Impairment of<text:a xlink:href="https://en.wikipedia.org/wiki/Proprioception" xlink:type="simple">proprioception</text:a>, nerve damage (doses &gt; 100 mg/day)</text:p>
          </table:table-cell>
          <table:table-cell office:value-type="string">
            <text:p>Meat, vegetables, tree nuts, bananas</text:p>
          </table:table-cell>
        </table:table-row>
        <table:table-row table:style-name="ro1">
          <table:table-cell office:value-type="string">
            <text:p><text:a xlink:href="https://en.wikipedia.org/wiki/Biotin" xlink:type="simple">Vitamin B7</text:a></text:p>
          </table:table-cell>
          <table:table-cell office:value-type="string">
            <text:p><text:a xlink:href="https://en.wikipedia.org/wiki/Biotin" xlink:type="simple">Biotin</text:a></text:p>
          </table:table-cell>
          <table:table-cell office:value-type="string">
            <text:p>Water</text:p>
          </table:table-cell>
          <table:table-cell table:style-name="ce3" office:value-type="string">
            <text:p>30.0 µg</text:p>
          </table:table-cell>
          <table:table-cell office:value-type="string">
            <text:p><text:a xlink:href="https://en.wikipedia.org/wiki/Dermatitis" xlink:type="simple">Dermatitis</text:a>, <text:a xlink:href="https://en.wikipedia.org/wiki/Enteritis" xlink:type="simple">enteritis</text:a></text:p>
          </table:table-cell>
          <table:table-cell office:value-type="string">
            <text:p>N/D</text:p>
          </table:table-cell>
          <table:table-cell table:style-name="ce6"/>
          <table:table-cell office:value-type="string">
            <text:p>Raw egg yolk, liver, peanuts, certain vegetables</text:p>
          </table:table-cell>
        </table:table-row>
        <table:table-row table:style-name="ro5">
          <table:table-cell office:value-type="string">
            <text:p><text:a xlink:href="https://en.wikipedia.org/wiki/Folic_acid" xlink:type="simple">Vitamin B9</text:a></text:p>
          </table:table-cell>
          <table:table-cell office:value-type="string">
            <text:p><text:a xlink:href="https://en.wikipedia.org/wiki/Folic_acid" xlink:type="simple">Folic acid</text:a>, <text:a xlink:href="https://en.wikipedia.org/wiki/Folinic_acid" xlink:type="simple">folinic acid</text:a></text:p>
          </table:table-cell>
          <table:table-cell office:value-type="string">
            <text:p>Water</text:p>
          </table:table-cell>
          <table:table-cell office:value-type="string">
            <text:p>400 µg</text:p>
          </table:table-cell>
          <table:table-cell office:value-type="string">
            <text:p><text:a xlink:href="https://en.wikipedia.org/wiki/Megaloblastic_anemia" xlink:type="simple">Megaloblastic anemia</text:a>and Deficiency during pregnancy is associated with <text:a xlink:href="https://en.wikipedia.org/wiki/Birth_defects" xlink:type="simple">birth defects</text:a>, such as <text:a xlink:href="https://en.wikipedia.org/wiki/Neural_tube" xlink:type="simple">neural tube</text:a> defects</text:p>
          </table:table-cell>
          <table:table-cell office:value-type="string">
            <text:p>1,000 µg</text:p>
          </table:table-cell>
          <table:table-cell office:value-type="string">
            <text:p>May mask symptoms of vitamin B12 deficiency;<text:a xlink:href="https://en.wikipedia.org/wiki/Folic_acid#Overdose_risks" xlink:type="simple">other effects</text:a>.</text:p>
          </table:table-cell>
          <table:table-cell office:value-type="string">
            <text:p>Leafy vegetables, pasta, bread, cereal, liver</text:p>
          </table:table-cell>
        </table:table-row>
        <table:table-row table:style-name="ro3">
          <table:table-cell office:value-type="string">
            <text:p><text:a xlink:href="https://en.wikipedia.org/wiki/Vitamin_B12" xlink:type="simple">Vitamin B12</text:a></text:p>
          </table:table-cell>
          <table:table-cell office:value-type="string">
            <text:p><text:a xlink:href="https://en.wikipedia.org/wiki/Cyanocobalamin" xlink:type="simple">Cyanocobalamin</text:a>,<text:a xlink:href="https://en.wikipedia.org/wiki/Hydroxycobalamin" xlink:type="simple">hydroxycobalamin</text:a>,<text:a xlink:href="https://en.wikipedia.org/wiki/Methylcobalamin" xlink:type="simple">methylcobalamin</text:a></text:p>
          </table:table-cell>
          <table:table-cell office:value-type="string">
            <text:p>Water</text:p>
          </table:table-cell>
          <table:table-cell office:value-type="string">
            <text:p>2.4 µg</text:p>
          </table:table-cell>
          <table:table-cell office:value-type="string">
            <text:p><text:a xlink:href="https://en.wikipedia.org/wiki/Megaloblastic_anemia" xlink:type="simple">Megaloblastic anemia</text:a><text:a xlink:href="https://en.wikipedia.org/wiki/Vitamin#cite_note-GOVb12-14" xlink:type="simple">[14]</text:a></text:p>
          </table:table-cell>
          <table:table-cell office:value-type="string">
            <text:p>N/D</text:p>
          </table:table-cell>
          <table:table-cell office:value-type="string">
            <text:p>Acne-like rash [causality is not conclusively established].</text:p>
          </table:table-cell>
          <table:table-cell office:value-type="string">
            <text:p>Meat and other animal products</text:p>
          </table:table-cell>
        </table:table-row>
        <table:table-row table:style-name="ro1">
          <table:table-cell office:value-type="string">
            <text:p><text:a xlink:href="https://en.wikipedia.org/wiki/Vitamin_C" xlink:type="simple">Vitamin C</text:a></text:p>
          </table:table-cell>
          <table:table-cell office:value-type="string">
            <text:p><text:a xlink:href="https://en.wikipedia.org/wiki/Ascorbic_acid" xlink:type="simple">Ascorbic acid</text:a></text:p>
          </table:table-cell>
          <table:table-cell office:value-type="string">
            <text:p>Water</text:p>
          </table:table-cell>
          <table:table-cell office:value-type="string">
            <text:p>90.0 mg</text:p>
          </table:table-cell>
          <table:table-cell office:value-type="string">
            <text:p><text:a xlink:href="https://en.wikipedia.org/wiki/Scurvy" xlink:type="simple">Scurvy</text:a></text:p>
          </table:table-cell>
          <table:table-cell office:value-type="string">
            <text:p>2,000 mg</text:p>
          </table:table-cell>
          <table:table-cell office:value-type="string">
            <text:p><text:a xlink:href="https://en.wikipedia.org/wiki/Vitamin_C_megadosage" xlink:type="simple">Vitamin C megadosage</text:a></text:p>
          </table:table-cell>
          <table:table-cell office:value-type="string">
            <text:p>Many fruits and vegetables, liver</text:p>
          </table:table-cell>
        </table:table-row>
        <table:table-row table:style-name="ro6">
          <table:table-cell office:value-type="string">
            <text:p><text:a xlink:href="https://en.wikipedia.org/wiki/Vitamin_D" xlink:type="simple">Vitamin D</text:a></text:p>
          </table:table-cell>
          <table:table-cell office:value-type="string">
            <text:p><text:a xlink:href="https://en.wikipedia.org/wiki/Cholecalciferol" xlink:type="simple">Cholecalciferol</text:a>,<text:a xlink:href="https://en.wikipedia.org/wiki/Ergocalciferol" xlink:type="simple">Ergocalciferol</text:a></text:p>
          </table:table-cell>
          <table:table-cell office:value-type="string">
            <text:p>Fat</text:p>
          </table:table-cell>
          <table:table-cell table:style-name="ce3" office:value-type="string">
            <text:p>10 µg<text:a xlink:href="https://en.wikipedia.org/wiki/Vitamin#cite_note-15" xlink:type="simple">[15]</text:a></text:p>
          </table:table-cell>
          <table:table-cell office:value-type="string">
            <text:p><text:a xlink:href="https://en.wikipedia.org/wiki/Rickets" xlink:type="simple">Rickets</text:a> and<text:a xlink:href="https://en.wikipedia.org/wiki/Osteomalacia" xlink:type="simple">Osteomalacia</text:a></text:p>
          </table:table-cell>
          <table:table-cell office:value-type="string">
            <text:p>50 µg</text:p>
          </table:table-cell>
          <table:table-cell office:value-type="string">
            <text:p><text:a xlink:href="https://en.wikipedia.org/wiki/Hypervitaminosis_D" xlink:type="simple">Hypervitaminosis D</text:a></text:p>
          </table:table-cell>
          <table:table-cell office:value-type="string">
            <text:p>Fish, eggs, liver, mushrooms</text:p>
          </table:table-cell>
        </table:table-row>
        <table:table-row table:style-name="ro7">
          <table:table-cell office:value-type="string">
            <text:p><text:a xlink:href="https://en.wikipedia.org/wiki/Vitamin_E" xlink:type="simple">Vitamin E</text:a></text:p>
          </table:table-cell>
          <table:table-cell office:value-type="string">
            <text:p><text:a xlink:href="https://en.wikipedia.org/wiki/Tocopherol" xlink:type="simple">Tocopherols</text:a>,<text:a xlink:href="https://en.wikipedia.org/wiki/Tocotrienol" xlink:type="simple">tocotrienols</text:a></text:p>
          </table:table-cell>
          <table:table-cell office:value-type="string">
            <text:p>Fat</text:p>
          </table:table-cell>
          <table:table-cell office:value-type="string">
            <text:p>15.0 mg</text:p>
          </table:table-cell>
          <table:table-cell table:style-name="ce5" office:value-type="string">
            <text:p>Deficiency is very rare; mild <text:a xlink:href="https://en.wikipedia.org/wiki/Hemolytic_anemia" xlink:type="simple">hemolytic anemia</text:a>in newborn infants.<text:a xlink:href="https://en.wikipedia.org/wiki/Vitamin#cite_note-Merck-16" xlink:type="simple">[16]</text:a></text:p>
          </table:table-cell>
          <table:table-cell office:value-type="string">
            <text:p>1,000 mg</text:p>
          </table:table-cell>
          <table:table-cell office:value-type="string">
            <text:p>Increased congestive heart failure seen in one large randomized study.<text:a xlink:href="https://en.wikipedia.org/wiki/Vitamin#cite_note-17" xlink:type="simple">[17]</text:a></text:p>
          </table:table-cell>
          <table:table-cell office:value-type="string">
            <text:p>Many fruits and vegetables, nuts and seeds</text:p>
          </table:table-cell>
        </table:table-row>
        <table:table-row table:style-name="ro3">
          <table:table-cell office:value-type="string">
            <text:p><text:a xlink:href="https://en.wikipedia.org/wiki/Vitamin_K" xlink:type="simple">Vitamin K</text:a></text:p>
          </table:table-cell>
          <table:table-cell office:value-type="string">
            <text:p><text:a xlink:href="https://en.wikipedia.org/wiki/Phylloquinone" xlink:type="simple">phylloquinone</text:a>,<text:a xlink:href="https://en.wikipedia.org/wiki/Menaquinone" xlink:type="simple">menaquinones</text:a></text:p>
          </table:table-cell>
          <table:table-cell office:value-type="string">
            <text:p>Fat</text:p>
          </table:table-cell>
          <table:table-cell table:style-name="ce3" office:value-type="string">
            <text:p>120 µg</text:p>
          </table:table-cell>
          <table:table-cell office:value-type="string">
            <text:p><text:a xlink:href="https://en.wikipedia.org/wiki/Bleeding_diathesis" xlink:type="simple">Bleeding diathesis</text:a></text:p>
          </table:table-cell>
          <table:table-cell office:value-type="string">
            <text:p>N/D</text:p>
          </table:table-cell>
          <table:table-cell office:value-type="string">
            <text:p>Increases coagulation in patients taking <text:a xlink:href="https://en.wikipedia.org/wiki/Warfarin" xlink:type="simple">warfarin</text:a>.<text:a xlink:href="https://en.wikipedia.org/wiki/Vitamin#cite_note-18" xlink:type="simple">[18]</text:a></text:p>
          </table:table-cell>
          <table:table-cell office:value-type="string">
            <text:p>Leafy green vegetables such as spinach, egg yolks, li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bson Lane</meta:initial-creator>
    <meta:creation-date>2013-10-06T12:18:22</meta:creation-date>
    <meta:generator>LibreOffice/4.0.2.2$Linux_X86_64 LibreOffice_project/400m0$Build-2</meta:generator>
    <meta:document-statistic meta:table-count="1" meta:cell-count="110" meta:object-count="0"/>
  </office:meta>
</office:document-meta>
</file>